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637cm"/>
    </style:style>
    <style:style style:name="gr8" style:family="graphic" style:parent-style-name="standard">
      <style:graphic-properties draw:stroke="none" draw:fill="none" fo:min-height="1.03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18pt"/>
    </style:style>
    <style:style style:name="P3" style:family="paragraph">
      <style:paragraph-properties fo:text-align="center"/>
      <style:text-properties fo:color="#ff420e" style:font-size-asian="18pt"/>
    </style:style>
    <style:style style:name="T1" style:family="text">
      <style:text-properties fo:color="#ff420e"/>
    </style:style>
    <style:style style:name="T2" style:family="text">
      <style:text-properties fo:color="#ff420e" style:font-size-asian="18pt"/>
    </style:style>
    <style:style style:name="T3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9.4cm" svg:height="4.8cm" svg:x="5cm" svg:y="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9.4cm" svg:height="4.8cm" svg:x="5.1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4cm" svg:x="16.8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4cm" svg:x="18.9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4cm" svg:height="0.9cm" svg:x="5.1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1.6cm" svg:x="21.8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9.7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0.7cm" svg:x="20.5cm" svg:y="1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1.6cm" svg:x="8.4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6.3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0.7cm" svg:x="7.1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5cm" svg:x="6.8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4cm" svg:x="8.7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5cm" svg:x="8.8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4cm" svg:x="10.8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5cm" svg:x="10.9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5cm" svg:x="12.9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5cm" svg:x="15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5cm" svg:x="17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5cm" svg:x="19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5cm" svg:x="21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2.9cm" svg:x="5.1cm" svg:y="1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2.9cm" svg:x="24cm" svg:y="14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18.6cm" svg:height="0.6cm" svg:x="5.5cm" svg:y="1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3cm" svg:height="0.9cm" svg:x="5.1cm" svg:y="12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0.9cm" svg:x="12.5cm" svg:y="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2.4cm" svg:x="18cm" svg:y="10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2cm" svg:height="0.1cm" svg:x="18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6cm" svg:height="0.6cm" svg:x="5.6cm" svg:y="1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4cm" svg:height="4.8cm" svg:x="5.1cm" svg:y="2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9cm" svg:height="4cm" svg:x="16.8cm" svg:y="3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9cm" svg:height="4cm" svg:x="18.9cm" svg:y="3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9.4cm" svg:height="0.9cm" svg:x="5.1cm" svg:y="2.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6cm" svg:height="1.6cm" svg:x="21.8cm" svg:y="1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19.7cm" svg:y="1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0.7cm" svg:x="20.5cm" svg:y="1.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.6cm" svg:height="1.6cm" svg:x="8.4cm" svg:y="1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6.3cm" svg:y="1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0.7cm" svg:x="7.1cm" svg:y="1.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1.6cm" svg:height="1.5cm" svg:x="6.8cm" svg:y="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9cm" svg:height="4cm" svg:x="8.7cm" svg:y="3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1.6cm" svg:height="1.5cm" svg:x="8.8cm" svg:y="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.9cm" svg:height="4cm" svg:x="10.8cm" svg:y="3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1.6cm" svg:height="1.5cm" svg:x="10.9cm" svg:y="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1.6cm" svg:height="1.5cm" svg:x="12.9cm" svg:y="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1.6cm" svg:height="1.5cm" svg:x="15cm" svg:y="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1.6cm" svg:height="1.5cm" svg:x="17cm" svg:y="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1.6cm" svg:height="1.5cm" svg:x="19cm" svg:y="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1.6cm" svg:height="1.5cm" svg:x="21cm" svg:y="5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0.4cm" svg:height="2.9cm" svg:x="5.1cm" svg:y="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0.4cm" svg:height="2.9cm" svg:x="24cm" svg:y="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4" draw:text-style-name="P1" draw:layer="layout" svg:width="18.6cm" svg:height="0.6cm" svg:x="5.5cm" svg:y="4.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19.3cm" svg:height="0.9cm" svg:x="5.1cm" svg:y="7.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3.4cm" svg:height="0.9cm" svg:x="12.5cm" svg:y="8.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1" draw:layer="layout" svg:width="3.2cm" svg:height="2.4cm" svg:x="18cm" svg:y="8.1cm">
          <text:p/>
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2cm" svg:height="0.1cm" svg:x="18cm" svg:y="10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8.6cm" svg:height="0.6cm" svg:x="5.6cm" svg:y="7.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4.1cm" svg:height="5cm" svg:x="1cm" svg:y="12.9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3.899cm" svg:height="3.599cm" svg:x="1.1cm" svg:y="13cm" svg:viewBox="0 0 3900 3600" svg:d="m0 3600v-3300c0-400 3900-400 3900 0 0 833 0 2467 0 3300z">
          <text:p/>
        </draw:path>
        <draw:custom-shape draw:style-name="gr3" draw:text-style-name="P1" draw:layer="layout" svg:width="3.9cm" svg:height="1.5cm" svg:x="1.1cm" svg:y="13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cm" svg:height="0.4cm" svg:x="1.1cm" svg:y="15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cm" svg:height="0.5cm" svg:x="2.4cm" svg:y="13.2cm">
          <text:p text:style-name="P2"><text:span text:style-name="T1">三鷹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72cm" svg:height="0.887cm" svg:x="2.815cm" svg:y="12.855cm">
          <draw:text-box>
            <text:p text:style-name="P2">三鷹</text:p>
          </draw:text-box>
        </draw:frame>
        <draw:custom-shape draw:style-name="gr1" draw:text-style-name="P1" draw:layer="layout" svg:width="0.4cm" svg:height="2.9cm" svg:x="28.7cm" svg:y="14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5cm" svg:x="24.6cm" svg:y="12.945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3.899cm" svg:height="3.599cm" svg:x="24.7cm" svg:y="13.045cm" svg:viewBox="0 0 3900 3600" svg:d="m0 3600v-3300c0-400 3900-400 3900 0 0 833 0 2467 0 3300z">
          <text:p/>
        </draw:path>
        <draw:custom-shape draw:style-name="gr3" draw:text-style-name="P1" draw:layer="layout" svg:width="3.9cm" svg:height="1.5cm" svg:x="24.7cm" svg:y="13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cm" svg:height="0.4cm" svg:x="24.7cm" svg:y="15.9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cm" svg:height="0.5cm" svg:x="26cm" svg:y="13.245cm">
          <text:p text:style-name="P2"><text:span text:style-name="T1">三鷹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72cm" svg:height="0.887cm" svg:x="26.415cm" svg:y="12.9cm">
          <draw:text-box>
            <text:p text:style-name="P2">三鷹</text:p>
          </draw:text-box>
        </draw:frame>
        <draw:custom-shape draw:style-name="gr1" draw:text-style-name="P1" draw:layer="layout" svg:width="3.4cm" svg:height="2.5cm" svg:x="12.5cm" svg:y="9.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標準">
        <draw:custom-shape draw:style-name="gr1" draw:text-style-name="P1" draw:layer="layout" svg:width="12.044cm" svg:height="3.105cm" svg:x="1cm" svg:y="6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79cm" svg:height="2.589cm" svg:x="8.264cm" svg:y="6.1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79cm" svg:height="2.589cm" svg:x="9.568cm" svg:y="6.1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44cm" svg:height="0.582cm" svg:x="1cm" svg:y="8.9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94cm" svg:height="1.036cm" svg:x="11.367cm" svg:y="9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95cm" svg:height="1.036cm" svg:x="10.063cm" svg:y="9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42cm" svg:height="0.453cm" svg:x="10.561cm" svg:y="9.4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93cm" svg:height="1.036cm" svg:x="3.049cm" svg:y="9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94cm" svg:height="1.036cm" svg:x="1.745cm" svg:y="9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42cm" svg:height="0.453cm" svg:x="2.242cm" svg:y="9.4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4cm" svg:height="0.97cm" svg:x="2.055cm" svg:y="6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8cm" svg:height="2.589cm" svg:x="3.235cm" svg:y="6.1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3cm" svg:height="0.97cm" svg:x="3.297cm" svg:y="6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79cm" svg:height="2.589cm" svg:x="4.539cm" svg:y="6.1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3cm" svg:height="0.97cm" svg:x="4.601cm" svg:y="6.5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4cm" svg:height="0.97cm" svg:x="5.843cm" svg:y="6.5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4cm" svg:height="0.97cm" svg:x="7.146cm" svg:y="6.5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3cm" svg:height="0.97cm" svg:x="8.388cm" svg:y="6.5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2cm" svg:height="0.97cm" svg:x="9.63cm" svg:y="6.5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4cm" svg:height="0.97cm" svg:x="10.871cm" svg:y="6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8cm" svg:height="1.876cm" svg:x="1cm" svg:y="6.5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57cm" svg:height="1.876cm" svg:x="12.579cm" svg:y="6.57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11.548cm" svg:height="0.388cm" svg:x="1.248cm" svg:y="7.8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982cm" svg:height="0.582cm" svg:x="1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548cm" svg:height="0.388cm" svg:x="1.309cm" svg:y="5.9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8cm" svg:height="1.876cm" svg:x="16.6cm" svg:y="6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65cm" svg:height="3.235cm" svg:x="13.135cm" svg:y="5.829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3.484cm" svg:height="2.328cm" svg:x="13.225cm" svg:y="5.894cm" svg:viewBox="0 0 3485 2329" svg:d="m0 2329v-2135c0-259 3485-259 3485 0 0 539 0 1596 0 2135z">
          <text:p/>
        </draw:path>
        <draw:custom-shape draw:style-name="gr3" draw:text-style-name="P1" draw:layer="layout" svg:width="3.486cm" svg:height="0.971cm" svg:x="13.225cm" svg:y="6.4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86cm" svg:height="0.258cm" svg:x="13.225cm" svg:y="7.7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072cm" svg:height="0.324cm" svg:x="14.385cm" svg:y="6.023cm">
          <text:p text:style-name="P2"><text:span text:style-name="T2">三鷹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581cm" svg:height="1.521cm" svg:x="14.759cm" svg:y="5.8cm">
          <draw:text-box>
            <text:p text:style-name="P2"><text:span text:style-name="T3">三鷹</text:span></text:p>
          </draw:text-box>
        </draw:frame>
        <draw:custom-shape draw:style-name="gr1" draw:text-style-name="P1" draw:layer="layout" svg:width="12.044cm" svg:height="3.105cm" svg:x="16.904cm" svg:y="6.2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8cm" svg:height="2.589cm" svg:x="24.168cm" svg:y="6.0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8cm" svg:height="2.589cm" svg:x="25.472cm" svg:y="6.0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44cm" svg:height="0.582cm" svg:x="16.904cm" svg:y="8.8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93cm" svg:height="1.036cm" svg:x="27.272cm" svg:y="9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94cm" svg:height="1.036cm" svg:x="25.968cm" svg:y="9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42cm" svg:height="0.453cm" svg:x="26.465cm" svg:y="9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94cm" svg:height="1.036cm" svg:x="18.953cm" svg:y="9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94cm" svg:height="1.036cm" svg:x="17.649cm" svg:y="9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42cm" svg:height="0.453cm" svg:x="18.146cm" svg:y="9.3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4cm" svg:height="0.97cm" svg:x="17.959cm" svg:y="6.4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79cm" svg:height="2.589cm" svg:x="19.14cm" svg:y="6.0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2cm" svg:height="0.97cm" svg:x="19.202cm" svg:y="6.4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8cm" svg:height="2.589cm" svg:x="20.443cm" svg:y="6.0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2cm" svg:height="0.97cm" svg:x="20.506cm" svg:y="6.4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4cm" svg:height="0.97cm" svg:x="21.747cm" svg:y="6.4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5cm" svg:height="0.97cm" svg:x="23.05cm" svg:y="6.4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4cm" svg:height="0.97cm" svg:x="24.292cm" svg:y="6.4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2cm" svg:height="0.97cm" svg:x="25.535cm" svg:y="6.4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3cm" svg:height="0.97cm" svg:x="26.776cm" svg:y="6.4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9cm" svg:height="1.876cm" svg:x="16.904cm" svg:y="6.4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8cm" svg:height="1.876cm" svg:x="28.639cm" svg:y="6.47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11.548cm" svg:height="0.388cm" svg:x="17.153cm" svg:y="7.7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983cm" svg:height="0.582cm" svg:x="16.904cm" svg:y="5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548cm" svg:height="0.388cm" svg:x="17.214cm" svg:y="5.89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7T08:37:01.78</meta:creation-date>
    <dc:date>2014-05-07T08:37:29.61</dc:date>
    <meta:editing-duration>PT28S</meta:editing-duration>
    <meta:editing-cycles>1</meta:editing-cycles>
    <meta:document-statistic meta:object-count="128"/>
    <meta:generator>LibreOffice/3.4$Win32 LibreOffice_project/340m1$Build-203</meta:generator>
  </office:meta>
</office:document-meta>
</file>